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style:font-name="Courier New" style:font-name-asian="Courier New" style:font-name-complex="Courier New"/>
    </style:style>
    <style:style style:name="T61" style:family="text">
      <style:text-properties style:font-name="Courier New" style:font-name-asian="Courier New" style:font-name-complex="Courier New"/>
    </style:style>
    <style:style style:name="T62" style:family="text">
      <style:text-properties style:font-name="Courier New" style:font-name-asian="Courier New" style:font-name-complex="Courier New"/>
    </style:style>
    <style:style style:name="T63" style:family="text">
      <style:text-properties style:font-name="Courier New" style:font-name-asian="Courier New" style:font-name-complex="Courier New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</office:automatic-styles>
  <office:body>
    <office:text>
      <text:h text:style-name="Heading_20_1" text:outline-level="1">2017 Project List</text:h>
      <text:h text:style-name="Heading_20_2" text:outline-level="2">This is a working list of school-related and non-school-related tasks already on my list for next year, structured hierarchically.</text:h>
      <text:p text:style-name="P1">Rather like a New Year's Resolution, this is highly idealized and subject to change. Hopefully, this will float around in a repository among repositories that will grow and become a part of my life as they become a practical necessity. With that, may this list be something I remain committed to as fully as all of the tools that made this fun experiment possible - a long-form digital mantra whose language must be practiced ad nauseum to keep the skills from gathering dust or going to rust.</text:p>
      <text:h text:style-name="Heading_20_2" text:outline-level="2">Educational - <text:span text:style-name="T1">Continuing</text:span><text:span text:style-name="T2"> </text:span><text:span text:style-name="T3">MSLS</text:span><text:span text:style-name="T4"> </text:span><text:span text:style-name="T5">program</text:span></text:h>
      <text:h text:style-name="Heading_20_3" text:outline-level="3">Technical training - courses: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Course #</text:p>
            </table:table-cell>
            <table:table-cell table:style-name="Table1.A1" office:value-type="string">
              <text:p text:style-name="Table_20_Heading">Course Title</text:p>
            </table:table-cell>
          </table:table-row>
        </table:table-header-rows>
        <table:table-row>
          <table:table-cell table:style-name="Table1.A1" office:value-type="string">
            <text:p text:style-name="Table_20_Contents">INLS 541</text:p>
          </table:table-cell>
          <table:table-cell table:style-name="Table1.A1" office:value-type="string">
            <text:p text:style-name="Table_20_Contents">Information Visualization</text:p>
          </table:table-cell>
        </table:table-row>
        <table:table-row>
          <table:table-cell table:style-name="Table1.A1" office:value-type="string">
            <text:p text:style-name="Table_20_Contents">INLS 523</text:p>
          </table:table-cell>
          <table:table-cell table:style-name="Table1.A1" office:value-type="string">
            <text:p text:style-name="Table_20_Contents">Database I</text:p>
          </table:table-cell>
        </table:table-row>
        <table:table-row>
          <table:table-cell table:style-name="Table1.A1" office:value-type="string">
            <text:p text:style-name="Table_20_Contents">INLS 623</text:p>
          </table:table-cell>
          <table:table-cell table:style-name="Table1.A1" office:value-type="string">
            <text:p text:style-name="Table_20_Contents">Database II</text:p>
          </table:table-cell>
        </table:table-row>
        <table:table-row>
          <table:table-cell table:style-name="Table1.A1" office:value-type="string">
            <text:p text:style-name="Table_20_Contents">INLS 740</text:p>
          </table:table-cell>
          <table:table-cell table:style-name="Table1.A1" office:value-type="string">
            <text:p text:style-name="Table_20_Contents">Digital Libraries</text:p>
          </table:table-cell>
        </table:table-row>
      </table:table>
      <text:h text:style-name="Heading_20_3" text:outline-level="3">LS Core - courses: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Course #</text:p>
            </table:table-cell>
            <table:table-cell table:style-name="Table2.A1" office:value-type="string">
              <text:p text:style-name="Table_20_Heading">Course Title</text:p>
            </table:table-cell>
          </table:table-row>
        </table:table-header-rows>
        <table:table-row>
          <table:table-cell table:style-name="Table2.A1" office:value-type="string">
            <text:p text:style-name="Table_20_Contents">INLS 500</text:p>
          </table:table-cell>
          <table:table-cell table:style-name="Table2.A1" office:value-type="string">
            <text:p text:style-name="Table_20_Contents">Human Info Interactions</text:p>
          </table:table-cell>
        </table:table-row>
        <table:table-row>
          <table:table-cell table:style-name="Table2.A1" office:value-type="string">
            <text:p text:style-name="Table_20_Contents">INLS 509</text:p>
          </table:table-cell>
          <table:table-cell table:style-name="Table2.A1" office:value-type="string">
            <text:p text:style-name="Table_20_Contents">Information Retrieval</text:p>
          </table:table-cell>
        </table:table-row>
        <table:table-row>
          <table:table-cell table:style-name="Table2.A1" office:value-type="string">
            <text:p text:style-name="Table_20_Contents">INLS 520</text:p>
          </table:table-cell>
          <table:table-cell table:style-name="Table2.A1" office:value-type="string">
            <text:p text:style-name="Table_20_Contents">Organization of Information</text:p>
          </table:table-cell>
        </table:table-row>
        <table:table-row>
          <table:table-cell table:style-name="Table2.A1" office:value-type="string">
            <text:p text:style-name="Table_20_Contents">INLS 581</text:p>
          </table:table-cell>
          <table:table-cell table:style-name="Table2.A1" office:value-type="string">
            <text:p text:style-name="Table_20_Contents">Management/Info Professionals</text:p>
          </table:table-cell>
        </table:table-row>
      </table:table>
      <text:h text:style-name="Heading_20_3" text:outline-level="3">goals/interest-oriented courses: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Course #</text:p>
            </table:table-cell>
            <table:table-cell table:style-name="Table3.A1" office:value-type="string">
              <text:p text:style-name="Table_20_Heading">Course Title</text:p>
            </table:table-cell>
          </table:table-row>
        </table:table-header-rows>
        <table:table-row>
          <table:table-cell table:style-name="Table3.A1" office:value-type="string">
            <text:p text:style-name="Table_20_Contents">INLS 690</text:p>
          </table:table-cell>
          <table:table-cell table:style-name="Table3.A1" office:value-type="string">
            <text:p text:style-name="Table_20_Contents">AV Archives Management</text:p>
          </table:table-cell>
        </table:table-row>
        <table:table-row>
          <table:table-cell table:style-name="Table3.A1" office:value-type="string">
            <text:p text:style-name="Table_20_Contents">INLS 690</text:p>
          </table:table-cell>
          <table:table-cell table:style-name="Table3.A1" office:value-type="string">
            <text:p text:style-name="Table_20_Contents">Humanities Information</text:p>
          </table:table-cell>
        </table:table-row>
      </table:table>
      <text:h text:style-name="Heading_20_3" text:outline-level="3">Professional - <text:span text:style-name="T6">NC</text:span><text:span text:style-name="T7"> </text:span><text:span text:style-name="T8">Historic</text:span><text:span text:style-name="T9"> </text:span><text:span text:style-name="T10">Newspapers</text:span><text:span text:style-name="T11"> </text:span><text:span text:style-name="T12">Project</text:span></text:h>
      <text:list text:style-name="L1">
        <text:list-item>
          <text:p text:style-name="P2">Complete CARTO Map with New Batch Data</text:p>
        </text:list-item>
        <text:list-item>
          <text:p text:style-name="P2">Embed CARTO Map in NCC Blog</text:p>
        </text:list-item>
        <text:list-item>
          <text:p text:style-name="P2">Complete Microfilm Selection for 2016 cycle</text:p>
        </text:list-item>
        <text:list-item>
          <text:p text:style-name="P2">Complete Microfilm Inspection</text:p>
        </text:list-item>
        <text:list-item>
          <text:p text:style-name="P2">Train on Metadata Construction</text:p>
        </text:list-item>
        <text:list-item>
          <text:p text:style-name="P2">Complete Microfilm Prep for Digitization Vendor</text:p>
        </text:list-item>
        <text:list-item>
          <text:p text:style-name="P2">Continue Outreach and Support Roles for NCC/NDNP</text:p>
        </text:list-item>
      </text:list>
      <text:h text:style-name="Heading_20_2" text:outline-level="2">Creative - <text:span text:style-name="T13">pretend</text:span><text:span text:style-name="T14"> </text:span><text:span text:style-name="T15">we're</text:span><text:span text:style-name="T16"> </text:span><text:span text:style-name="T17">still</text:span><text:span text:style-name="T18"> </text:span><text:span text:style-name="T19">an</text:span><text:span text:style-name="T20"> </text:span><text:span text:style-name="T21">artist</text:span><text:span text:style-name="T22"> </text:span><text:span text:style-name="T23">and</text:span><text:span text:style-name="T24"> </text:span><text:span text:style-name="T25">a</text:span><text:span text:style-name="T26"> </text:span><text:span text:style-name="T27">musician</text:span></text:h>
      <text:list text:style-name="L2">
        <text:list-item>
          <text:p text:style-name="P3">Continue <text:span text:style-name="T28">UNC</text:span><text:span text:style-name="T29"> </text:span><text:span text:style-name="T30">Sound</text:span><text:span text:style-name="T31"> </text:span><text:span text:style-name="T32">Map</text:span></text:p>
        </text:list-item>
        <text:list-item>
          <text:p text:style-name="P3">Begin assembling recordings for <text:span text:style-name="T33">Boston</text:span><text:span text:style-name="T34"> </text:span><text:span text:style-name="T35">show</text:span></text:p>
        </text:list-item>
        <text:list-item>
          <text:p text:style-name="P3">Correspond with band, writing new guitar and bass parts for <text:span text:style-name="T36">Brown</text:span><text:span text:style-name="T37"> </text:span><text:span text:style-name="T38">Book</text:span><text:span text:style-name="T39"> </text:span><text:span text:style-name="T40">IV</text:span></text:p>
        </text:list-item>
      </text:list>
      <text:h text:style-name="Heading_20_2" text:outline-level="2">Personal/recreational - <text:span text:style-name="T41">Take</text:span><text:span text:style-name="T42"> </text:span><text:span text:style-name="T43">a</text:span><text:span text:style-name="T44"> </text:span><text:span text:style-name="T45">breath.</text:span><text:span text:style-name="T46"> </text:span><text:span text:style-name="T47">Enjoy</text:span><text:span text:style-name="T48"> </text:span><text:span text:style-name="T49">a</text:span><text:span text:style-name="T50"> </text:span><text:span text:style-name="T51">moment.</text:span><text:span text:style-name="T52"> </text:span><text:span text:style-name="T53">See</text:span><text:span text:style-name="T54"> </text:span><text:span text:style-name="T55">wife</text:span><text:span text:style-name="T56"> </text:span><text:span text:style-name="T57">and</text:span><text:span text:style-name="T58"> </text:span><text:span text:style-name="T59">dog.</text:span></text:h>
      <text:p text:style-name="First_20_paragraph">Examine <text:span text:style-name="T60">academic calendar</text:span> for travel opportunities Compare with <text:span text:style-name="T61">Liz*s calendar</text:span> for teaching and shows Seek opportunities to get to New England between <text:span text:style-name="T62">Maymester</text:span> and <text:span text:style-name="T63">Summer II</text:span> or af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